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5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2" office:value-type="string" calcext:value-type="string" table:number-columns-spanned="2" table:number-rows-spanned="1">
              <text:p>N° d'identification</text:p>
            </table:table-cell>
            <table:covered-table-cell table:style-name="ce143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3" office:value-type="string" calcext:value-type="string" table:number-columns-spanned="2" table:number-rows-spanned="1">
              <text:p>D060-QG3-rév0</text:p>
            </table:table-cell>
            <table:covered-table-cell table:style-name="ce144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0" office:value-type="string" calcext:value-type="string">
              <text:p>Mise à jour</text:p>
            </table:table-cell>
            <table:table-cell table:style-name="ce134" office:value-type="string" calcext:value-type="string">
              <text:p>Niv. Confid.</text:p>
            </table:table-cell>
            <table:table-cell table:style-name="ce145" office:value-type="string" calcext:value-type="string">
              <text:p>Edition</text:p>
            </table:table-cell>
            <table:table-cell table:style-name="ce156" table:number-columns-repeated="1009"/>
          </table:table-row>
          <table:table-row table:style-name="ro2">
            <table:table-cell table:style-name="ce4" office:value-type="string" calcext:value-type="string">
              <text:p>36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1"/>
            <table:table-cell table:style-name="ce30" office:value-type="float" office:value="2" calcext:value-type="float">
              <text:p>2</text:p>
            </table:table-cell>
            <table:table-cell table:style-name="ce146" table:formula="of:=TODAY()" office:value-type="date" office:date-value="2015-10-29" calcext:value-type="date">
              <text:p>29-oct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jout de courbes par l'utilisateur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2" office:value-type="string" calcext:value-type="string" table:number-columns-spanned="3" table:number-rows-spanned="1">
              <text:p>Ressources</text:p>
            </table:table-cell>
            <table:covered-table-cell table:style-name="ce135"/>
            <table:covered-table-cell table:style-name="ce147"/>
            <table:table-cell/>
            <table:table-cell table:style-name="ce158" table:number-columns-spanned="2" table:number-rows-spanned="1"/>
            <table:covered-table-cell table:style-name="ce158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table:number-columns-spanned="5" table:number-rows-spanned="2"/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4 jours</text:p>
          </table:table-cell>
          <table:table-cell table:style-name="ce98" office:value-type="date" office:date-value="2016-02-23" calcext:value-type="date">
            <text:p>23/02/16</text:p>
          </table:table-cell>
          <table:table-cell table:style-name="ce98" office:value-type="date" office:date-value="2016-03-02" calcext:value-type="date">
            <text:p>02/03/16</text:p>
          </table:table-cell>
          <table:table-cell table:style-name="ce110" office:value-type="currency" office:currency="EUR" office:value="2400" calcext:value-type="currency">
            <text:p>2 400,00 €</text:p>
          </table:table-cell>
          <table:table-cell table:style-name="ce85"/>
          <table:table-cell table:style-name="ce123" office:value-type="string" calcext:value-type="string" table:number-columns-spanned="3" table:number-rows-spanned="2">
            <text:p>16 jours-hommes</text:p>
          </table:table-cell>
          <table:covered-table-cell table:style-name="ce136"/>
          <table:covered-table-cell table:style-name="ce148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7"/>
          <table:covered-table-cell table:style-name="ce149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8"/>
          <table:table-cell table:style-name="ce101" table:number-columns-repeated="2"/>
          <table:table-cell table:style-name="ce88" table:number-columns-repeated="2"/>
          <table:table-cell table:style-name="ce125" table:number-columns-spanned="3" table:number-rows-spanned="2"/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table-cell table:style-name="ce11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7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8"/>
          <table:covered-table-cell table:style-name="ce152"/>
          <table:table-cell table:style-name="ce157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28"/>
          <table:covered-table-cell table:style-name="ce152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3" table:number-columns-spanned="2" table:number-rows-spanned="1"/>
          <table:covered-table-cell table:style-name="ce116"/>
          <table:covered-table-cell table:number-columns-repeated="2" table:style-name="ce130"/>
          <table:covered-table-cell table:style-name="ce153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7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0" table:number-columns-spanned="2" table:number-rows-spanned="1"/>
          <table:covered-table-cell table:style-name="ce154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8"/>
          <table:table-cell table:style-name="ce131"/>
          <table:table-cell table:style-name="ce141" table:formula="of:=IF([.F4]=0;&quot;&quot;;[.F4])" table:number-columns-spanned="2" table:number-rows-spanned="1">
            <text:p/>
          </table:table-cell>
          <table:covered-table-cell table:style-name="ce154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19"/>
          <table:table-cell table:style-name="ce131"/>
          <table:table-cell table:style-name="ce142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5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4:31:31.4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0-29T14:32:10.227000000</dc:date>
    <meta:print-date>2003-09-01T15:32:46</meta:print-date>
    <meta:editing-duration>PT1H58M18S</meta:editing-duration>
    <meta:editing-cycles>7</meta:editing-cycles>
    <meta:generator>LibreOffice/4.1.5.3$Windows_x86 LibreOffice_project/1c1366bba2ba2b554cd2ca4d87c06da81c05d24</meta:generator>
    <meta:document-statistic meta:table-count="1" meta:cell-count="55" meta:object-count="0"/>
  </office:meta>
</office:document-meta>
</file>